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4a44" officeooo:paragraph-rsid="00054a44"/>
    </style:style>
    <style:style style:name="P2" style:family="paragraph" style:parent-style-name="Text_20_body">
      <style:text-properties officeooo:rsid="00c570cc" officeooo:paragraph-rsid="00054a44"/>
    </style:style>
    <style:style style:name="P3" style:family="paragraph" style:parent-style-name="Text_20_body">
      <style:text-properties officeooo:rsid="000736a4" officeooo:paragraph-rsid="000736a4"/>
    </style:style>
    <style:style style:name="P4" style:family="paragraph" style:parent-style-name="Text_20_body">
      <style:text-properties officeooo:rsid="0008daac" officeooo:paragraph-rsid="0008daac"/>
    </style:style>
    <style:style style:name="P5" style:family="paragraph" style:parent-style-name="Text_20_body">
      <style:text-properties officeooo:rsid="00c3fb13" officeooo:paragraph-rsid="0008daac"/>
    </style:style>
    <style:style style:name="P6" style:family="paragraph" style:parent-style-name="Text_20_body">
      <style:text-properties officeooo:paragraph-rsid="0008daac"/>
    </style:style>
    <style:style style:name="P7" style:family="paragraph" style:parent-style-name="Text_20_body">
      <style:text-properties officeooo:rsid="000984c8" officeooo:paragraph-rsid="000984c8"/>
    </style:style>
    <style:style style:name="P8" style:family="paragraph" style:parent-style-name="Text_20_body">
      <style:text-properties officeooo:rsid="000b7ec8" officeooo:paragraph-rsid="000b7ec8"/>
    </style:style>
    <style:style style:name="P9" style:family="paragraph" style:parent-style-name="Text_20_body">
      <style:text-properties officeooo:rsid="000b7ec8" officeooo:paragraph-rsid="000d1f34"/>
    </style:style>
    <style:style style:name="P10" style:family="paragraph" style:parent-style-name="Text_20_body">
      <style:text-properties officeooo:rsid="000d1f34" officeooo:paragraph-rsid="000d1f34"/>
    </style:style>
    <style:style style:name="P11" style:family="paragraph" style:parent-style-name="Text_20_body">
      <style:text-properties officeooo:rsid="000e8d7f" officeooo:paragraph-rsid="000e8d7f"/>
    </style:style>
    <style:style style:name="P12" style:family="paragraph" style:parent-style-name="Text_20_body">
      <style:text-properties officeooo:rsid="000ff7a9" officeooo:paragraph-rsid="000ff7a9"/>
    </style:style>
    <style:style style:name="P13" style:family="paragraph" style:parent-style-name="Text_20_body">
      <style:text-properties officeooo:rsid="00145df4" officeooo:paragraph-rsid="00145df4"/>
    </style:style>
    <style:style style:name="P14" style:family="paragraph" style:parent-style-name="Text_20_body">
      <style:text-properties officeooo:rsid="001699e6" officeooo:paragraph-rsid="001699e6"/>
    </style:style>
    <style:style style:name="P15" style:family="paragraph" style:parent-style-name="Text_20_body">
      <style:text-properties officeooo:paragraph-rsid="001d3337"/>
    </style:style>
    <style:style style:name="P16" style:family="paragraph" style:parent-style-name="Text_20_body">
      <style:text-properties officeooo:rsid="001e8fa3" officeooo:paragraph-rsid="001e8fa3"/>
    </style:style>
    <style:style style:name="P17" style:family="paragraph" style:parent-style-name="Text_20_body">
      <style:text-properties officeooo:rsid="00201702" officeooo:paragraph-rsid="00201702"/>
    </style:style>
    <style:style style:name="P18" style:family="paragraph" style:parent-style-name="Text_20_body">
      <style:text-properties officeooo:paragraph-rsid="0021455d"/>
    </style:style>
    <style:style style:name="P19" style:family="paragraph" style:parent-style-name="Text_20_body">
      <style:text-properties officeooo:rsid="0022d9f2" officeooo:paragraph-rsid="0022d9f2"/>
    </style:style>
    <style:style style:name="P20" style:family="paragraph" style:parent-style-name="Text_20_body">
      <style:text-properties officeooo:rsid="0023c4c0" officeooo:paragraph-rsid="0023c4c0"/>
    </style:style>
    <style:style style:name="P21" style:family="paragraph" style:parent-style-name="Text_20_body">
      <style:text-properties officeooo:rsid="0024fe43" officeooo:paragraph-rsid="0024fe43"/>
    </style:style>
    <style:style style:name="P22" style:family="paragraph" style:parent-style-name="Text_20_body">
      <style:text-properties officeooo:paragraph-rsid="00054a44"/>
    </style:style>
    <style:style style:name="P23" style:family="paragraph" style:parent-style-name="Text_20_body">
      <style:text-properties officeooo:paragraph-rsid="0012afd2"/>
    </style:style>
    <style:style style:name="P24" style:family="paragraph" style:parent-style-name="Heading_20_1">
      <style:text-properties officeooo:rsid="00054a44" officeooo:paragraph-rsid="00054a44"/>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0b7ec8" officeooo:paragraph-rsid="000b7ec8"/>
    </style:style>
    <style:style style:name="P27" style:family="paragraph" style:parent-style-name="Heading_20_1">
      <style:paragraph-properties fo:break-before="page"/>
      <style:text-properties officeooo:rsid="001413f4" officeooo:paragraph-rsid="001413f4"/>
    </style:style>
    <style:style style:name="P28" style:family="paragraph" style:parent-style-name="Heading_20_1">
      <style:paragraph-properties fo:break-before="page"/>
      <style:text-properties officeooo:rsid="00201702" officeooo:paragraph-rsid="00201702"/>
    </style:style>
    <style:style style:name="P29" style:family="paragraph" style:parent-style-name="Heading_20_1">
      <style:paragraph-properties fo:break-before="page"/>
      <style:text-properties officeooo:rsid="0022d9f2" officeooo:paragraph-rsid="0022d9f2"/>
    </style:style>
    <style:style style:name="P30" style:family="paragraph" style:parent-style-name="Heading_20_1">
      <style:paragraph-properties fo:break-before="page"/>
      <style:text-properties officeooo:rsid="0030135b" officeooo:paragraph-rsid="0030135b"/>
    </style:style>
    <style:style style:name="P31" style:family="paragraph" style:parent-style-name="Heading_20_3">
      <style:text-properties officeooo:rsid="00c3fb13" officeooo:paragraph-rsid="0008daac"/>
    </style:style>
    <style:style style:name="P32" style:family="paragraph" style:parent-style-name="Heading_20_3">
      <style:text-properties officeooo:rsid="00c3fb13" officeooo:paragraph-rsid="0012afd2"/>
    </style:style>
    <style:style style:name="P33" style:family="paragraph" style:parent-style-name="Heading_20_3">
      <style:text-properties officeooo:rsid="00c3fb13" officeooo:paragraph-rsid="001699e6"/>
    </style:style>
    <style:style style:name="P34" style:family="paragraph" style:parent-style-name="Heading_20_3">
      <style:text-properties officeooo:rsid="00c3fb13" officeooo:paragraph-rsid="0022d9f2"/>
    </style:style>
    <style:style style:name="P35" style:family="paragraph" style:parent-style-name="Heading_20_3">
      <style:text-properties officeooo:paragraph-rsid="0008daac"/>
    </style:style>
    <style:style style:name="P36" style:family="paragraph" style:parent-style-name="Heading_20_3">
      <style:text-properties officeooo:paragraph-rsid="0012afd2"/>
    </style:style>
    <style:style style:name="P37" style:family="paragraph" style:parent-style-name="Heading_20_3">
      <style:text-properties officeooo:paragraph-rsid="001699e6"/>
    </style:style>
    <style:style style:name="P38" style:family="paragraph" style:parent-style-name="Heading_20_3">
      <style:text-properties officeooo:paragraph-rsid="0022d9f2"/>
    </style:style>
    <style:style style:name="P39" style:family="paragraph" style:parent-style-name="Text_20_body">
      <style:text-properties officeooo:paragraph-rsid="002f3706"/>
    </style:style>
    <style:style style:name="P40" style:family="paragraph" style:parent-style-name="Text_20_body">
      <style:text-properties officeooo:rsid="001413f4" officeooo:paragraph-rsid="001413f4"/>
    </style:style>
    <style:style style:name="P41" style:family="paragraph" style:parent-style-name="Text_20_body">
      <style:text-properties officeooo:rsid="0030135b" officeooo:paragraph-rsid="0030135b"/>
    </style:style>
    <style:style style:name="T1" style:family="text">
      <style:text-properties officeooo:rsid="00c7637d"/>
    </style:style>
    <style:style style:name="T2" style:family="text">
      <style:text-properties officeooo:rsid="000736a4"/>
    </style:style>
    <style:style style:name="T3" style:family="text">
      <style:text-properties officeooo:rsid="0008daac"/>
    </style:style>
    <style:style style:name="T4" style:family="text">
      <style:text-properties officeooo:rsid="000984c8"/>
    </style:style>
    <style:style style:name="T5" style:family="text">
      <style:text-properties officeooo:rsid="000d1f34"/>
    </style:style>
    <style:style style:name="T6" style:family="text">
      <style:text-properties officeooo:rsid="000ff7a9"/>
    </style:style>
    <style:style style:name="T7" style:family="text">
      <style:text-properties officeooo:rsid="001413f4"/>
    </style:style>
    <style:style style:name="T8" style:family="text">
      <style:text-properties officeooo:rsid="0015e4a8"/>
    </style:style>
    <style:style style:name="T9" style:family="text">
      <style:text-properties officeooo:rsid="0017fe43"/>
    </style:style>
    <style:style style:name="T10" style:family="text">
      <style:text-properties officeooo:rsid="001b6803"/>
    </style:style>
    <style:style style:name="T11" style:family="text">
      <style:text-properties officeooo:rsid="001d3337"/>
    </style:style>
    <style:style style:name="T12" style:family="text">
      <style:text-properties officeooo:rsid="001e8fa3"/>
    </style:style>
    <style:style style:name="T13" style:family="text">
      <style:text-properties officeooo:rsid="00201702"/>
    </style:style>
    <style:style style:name="T14" style:family="text">
      <style:text-properties officeooo:rsid="0021455d"/>
    </style:style>
    <style:style style:name="T15" style:family="text">
      <style:text-properties officeooo:rsid="0022d9f2"/>
    </style:style>
    <style:style style:name="T16" style:family="text">
      <style:text-properties style:font-name="Liberation Sans" fo:font-size="14.1000003814697pt" fo:font-weight="bold" officeooo:rsid="0022d9f2" style:font-name-asian="Noto Sans CJK SC" style:font-size-asian="14.1000003814697pt" style:font-weight-asian="bold" style:font-name-complex="Lohit Devanagari" style:font-size-complex="14.1000003814697pt" style:font-weight-complex="bold"/>
    </style:style>
    <style:style style:name="T17" style:family="text">
      <style:text-properties officeooo:rsid="00269231"/>
    </style:style>
    <style:style style:name="T18" style:family="text">
      <style:text-properties officeooo:rsid="00281c20"/>
    </style:style>
    <style:style style:name="T19" style:family="text">
      <style:text-properties officeooo:rsid="00283b8d"/>
    </style:style>
    <style:style style:name="T20" style:family="text">
      <style:text-properties officeooo:rsid="00289d90"/>
    </style:style>
    <style:style style:name="T21" style:family="text">
      <style:text-properties officeooo:rsid="0029e246"/>
    </style:style>
    <style:style style:name="T22" style:family="text">
      <style:text-properties officeooo:rsid="00054a44"/>
    </style:style>
    <style:style style:name="T23" style:family="text">
      <style:text-properties officeooo:rsid="002f37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Dania</text:h>
      <text:p text:style-name="P2">Eine Straßenhure <text:span text:style-name="T1">begeht Morde für eine politische Verschwörung</text:span>, um von der Straße wegzukommen.</text:p>
      <text:h text:style-name="Heading_20_3" text:outline-level="3">Was ist ihre Motivation?</text:h>
      <text:p text:style-name="P1">Dania will Befreiung und Selbstbestimmung. Sie hat es geschafft von ihrem gewalttätigen Vater wegzukommen, aber ist nach wie vor Männern ausgeliefert. Eigentlich will sie nur nie wieder <text:span text:style-name="T20">von </text:span>einem Mann <text:span text:style-name="T20">abhängig </text:span>sein. Indem sie lernt zu töten, lernt sie wie sie sich dagegen wehren kann.</text:p>
      <text:h text:style-name="Heading_20_3" text:outline-level="3">Was sind ihre Ziele?</text:h>
      <text:p text:style-name="P22"><text:span text:style-name="T22">Konkret will sie das erreichen, indem sie Auftragsmorde für mächtige Leute erledigt. Sie merkt am Anfang der Geschichte, dass sie da anscheinend gut darin ist. Weil sie nichts zu verlieren hat, stürzt sie sich </text:span><text:span text:style-name="T21">immer</text:span><text:span text:style-name="T22"> tiefer in den Strudel der Gewalt. Langfristig will sie unabhängig sein, und solche Aufträge für andere Leute als Thorn und Marcin erledigen.</text:span></text:p>
      <text:h text:style-name="Heading_20_3" text:outline-level="3">Welcher Konflikt hält sie davon ab, ihre Ziele zu erreichen?</text:h>
      <text:p text:style-name="P1">Ihre Drogensucht macht es ihr schwerer, tatsächlich unabhängig zu werden. Außerdem ist sie nicht durchtrieben genug, um zu sehen, wie sie ausgenutzt wird. <text:span text:style-name="T2">Weil Thorn zuviel Angst davor hat, was sie weiß, kann er ihr nicht erlauben, zu unabhängig zu werden.</text:span></text:p>
      <text:h text:style-name="Heading_20_3" text:outline-level="3">Was lernt sie, und wie ändert sie sich dadurch?</text:h>
      <text:p text:style-name="P3">Sie lernt wie man tötet, täuscht, und wie man Bor-Pulver benutzt. Dadurch kann sie sich zunehmend besser gegen patriarchale Gewalt wehren. Außerdem macht sie eine gewisse sexuelle Befreiung durch – während sie Sexualität immer nur als Gewalt gegen sich kennengelernt hat, lernt sie irgendwann auch, sie gegen andere einzusetzen; bzw. für die Bestätigung ihrer Unabhängigkeit.</text:p>
      <text:h text:style-name="Heading_20_3" text:outline-level="3">Zusammengefasst:</text:h>
      <text:p text:style-name="P3">Dania ist abhängig von Drogen, ihren Freiern, und der Ausbeutung ihres Körpers. Dass sie ihren Körper verkaufen muss, ist die eine Sache – er wird zusätzlich auch willkürlich von Männern genommen. Um da herauszukommen, wendet sie sich dem Auftragsmord zu. Sie dreht die Gewalt um, um sich selbst zu befreien – doch weil sie nach wie vor ihren Körper verkauft, und nur von neuen Herren abhängig ist, schafft sie es nicht ganz, und bezahlt das Spiel mit ihrem Leben.</text:p>
      <text:p text:style-name="P3"/>
      <text:h text:style-name="P25" text:outline-level="1">Tho<text:span text:style-name="T3">rn</text:span></text:h>
      <text:p text:style-name="P5">Ein verstoßener Inquisitor zieht eine Verschwörung auf, um sich an die Macht zu putschen.</text:p>
      <text:h text:style-name="P31" text:outline-level="3">Was ist <text:span text:style-name="T3">seine </text:span>Motivation?</text:h>
      <text:p text:style-name="P4">Thorn erträgt es nicht, wenn jemand im Raum mächtiger ist als er. Er ist von sich selbst besessen, und vertraut niemandem – daher braucht er immer die Kontrolle. <text:span text:style-name="T4">Alles unter dem allerobersten empfindet er unter seiner Würde. Also ist er bereit, alles zu tun, was ihn weiter nach oben bringt.</text:span></text:p>
      <text:h text:style-name="P35" text:outline-level="3">Was sind <text:span text:style-name="T3">sein</text:span>e Ziele?</text:h>
      <text:p text:style-name="P7">Bevor er aus dem Orden geworfen wurde, wollte er Großinquisitor werden – <text:span text:style-name="T6">nun muss er sich auf anderem Wege an eine andere Spitze kämpfen. Und Patrizier zu werden ist doch letztendlich fast dasselbe.</text:span></text:p>
      <text:h text:style-name="P35" text:outline-level="3">Welcher Konflikt hält <text:span text:style-name="T3">ihn </text:span>davon ab, <text:span text:style-name="T3">seine </text:span>Ziele zu erreichen?</text:h>
      <text:p text:style-name="P12">Eigentlich lässt sich das Loch in Thorns Herzen nicht durch mehr Macht und Grausamkeit stopfen. <text:span text:style-name="T12">Letztendlich ist er impulsiver als er gerne wäre, und das bringt ihn durchaus auch in Schwierigkeiten.</text:span></text:p>
      <text:h text:style-name="P35" text:outline-level="3">Was lernt <text:span text:style-name="T3">er</text:span>, und wie ändert <text:span text:style-name="T3">er </text:span>sich dadurch?</text:h>
      <text:p text:style-name="P16">Er muss alle Leute loswerden, die etwas gegen ihn in der Hand haben, sonst kann er niemals sicher sein.</text:p>
      <text:h text:style-name="P35" text:outline-level="3">Zusammengefasst:</text:h>
      <text:p text:style-name="P6"/>
      <text:h text:style-name="P26" text:outline-level="1">Marcin</text:h>
      <text:p text:style-name="P8">Ein heimlich schwuler Krimineller versucht in der umkämpften Hierarchie der ehrbaren Diebe am Leben zu bleiben.</text:p>
      <text:h text:style-name="P31" text:outline-level="3">Was ist <text:span text:style-name="T3">seine </text:span>Motivation?</text:h>
      <text:p text:style-name="P9">Vorsicht ist Marcins zweite Haut geworden – zu lange musste er sich verstecken. Nicht nur seine Homosexualität hält er sorgfältig geheim, auch als Dieb muss er unter dem Radar bleiben, um nicht zur einer großen lebendigen Zielscheibe zu werden. Doch anscheinend reicht das nicht mehr aus, und er wird häufiger Ziel von Attentaten. Hilft vielleicht die Flucht nach vorne beim Überleben? </text:p>
      <text:p text:style-name="P11">Eigentlich bräuchte Marcin jemand, dem er vertrauen kann – doch dafür ist er zu vorsichtig. Bringt er den Mut auf, um vertrauen zu können?</text:p>
      <text:h text:style-name="P35" text:outline-level="3">Was sind <text:span text:style-name="T3">sein</text:span>e Ziele?</text:h>
      <text:p text:style-name="P8">Marcin ist bereit, alles zu tun, um am Leben zu bleiben. <text:span text:style-name="T5">Scheinbar muss er dafür mächtiger werden, um sich besser schützen zu können. Und wer weiß, vielleicht wird er so eines Tages auch eine Möglichkeit finden, seine Liebe auszuleben? Vielleicht findet Marcin eines Tages jemand, dem er vertrauen kann.</text:span></text:p>
      <text:h text:style-name="P35" text:outline-level="3">Welcher Konflikt hält <text:span text:style-name="T3">ihn </text:span>davon ab, <text:span text:style-name="T3">seine </text:span>Ziele zu erreichen?</text:h>
      <text:p text:style-name="P10">Auf Homosexualität steht die Todesstrafe. Deswegen fällt es ihm schwer, jemandem zu vertrauen. Für Vertrauen braucht es Mut, und Marcin ist zu vorsichtig, um sich das zu trauen. So ist seine Flucht nach vorne letztlich eine Verzweiflungstat, und er wird von einer unsicheren Stellung in die nächste getrieben.</text:p>
      <text:h text:style-name="P35" text:outline-level="3">Was lernt <text:span text:style-name="T3">er</text:span>, und wie ändert <text:span text:style-name="T3">er </text:span>sich dadurch?</text:h>
      <text:p text:style-name="P15"><text:span text:style-name="T9">Bei Toman lernt er, dass Vertrauen eine schöne Sache ist – obwohl der versucht ihn umzubringen, erarbeitet er sich Tomans Loyalität, indem er seine Schwester rettet. </text:span><text:span text:style-name="T10">Doch auch Toman vertraut er gewisse Sachen lieber nicht an.</text:span></text:p>
      <text:p text:style-name="P15"><text:span text:style-name="T11">Denn das endet immer schlecht</text:span><text:span text:style-name="T9">: e</text:span><text:span text:style-name="T5">rst hintergeht er Kenin, nur um später von Dragan angegriffen zu werden. </text:span><text:span text:style-name="T23">Und in seiner Lage kann er Dragans Vertrauen unmöglich gewinnen.</text:span></text:p>
      <text:h text:style-name="P35" text:outline-level="3">Zusammengefasst:</text:h>
      <text:p text:style-name="P39"><text:span text:style-name="T23">Sich zu verstecken ist riskant. Marcins Taten treiben ihn nur weiter in einen Strudel aus Gefahr und Misstrauen. Schafft er es, aus dieser Spirale auszubrechen, und endlich zu leben und zu lieben, wie er will?</text:span></text:p>
      <text:h text:style-name="P27" text:outline-level="1">Joran</text:h>
      <text:p text:style-name="P40">Im Kampf für den Fortschritt bildet ein schüchterner Alchemist zwei Attentäter*innen aus und verliebt sich unglücklich.</text:p>
      <text:p text:style-name="P41">Sein Charakter-Konflikt tritt im ersten Band noch nicht so ganz zu Tage – das ist Stoff für Teil 3.</text:p>
      <text:h text:style-name="P32" text:outline-level="3">Was ist <text:span text:style-name="T3">seine </text:span>Motivation?</text:h>
      <text:p text:style-name="P13">Jorans Neugier machte ihn zum Wissenschaftler, seine Faulheit zum Erfinder, und seine Leidenschaft zum Atheisten. <text:span text:style-name="T7">Joran will, dass seine Erfindungen Lagon zu einem besseren Ort machen. Eigentlich will er nicht mal Waffen bauen. Doch als sein Arbeitgeber Teil einer Verschwörung um die Macht Lagons wird, </text:span>soll Joran zwei Attentäter*innen im Umgang mit Bor ausbilden. Dann verliebt er sich in eine Attentäterin.</text:p>
      <text:h text:style-name="P36" text:outline-level="3">Was sind <text:span text:style-name="T3">sein</text:span>e Ziele?</text:h>
      <text:p text:style-name="P13">Joran will unbedingt mehr über Bor wissen. Weil er Bor und andere illegale Mittel <text:span text:style-name="T8">für den Fortschritt einsetzen will, ist ihm der Orden der Heiligen Flamme im Weg. Am liebsten sähe er die Religion genauso tot wie den Gott, den sie verehrt. Außerdem will er Danias Herz erobern.</text:span></text:p>
      <text:h text:style-name="P36" text:outline-level="3">Welcher Konflikt hält <text:span text:style-name="T3">ihn </text:span>davon ab, <text:span text:style-name="T3">seine </text:span>Ziele zu erreichen?</text:h>
      <text:p text:style-name="P14">Mehr über Bor zu lernen ist gar nicht so leicht – einerseits ist er dabei auf seinen Arbeitgeber angewiesen, andererseits macht das Verbot von Bor das Unterfangen lebensgefährlich. Letzendlich muss er die Ziele seines Arbeitgebers im Untergrund weiterverfolgen, um seiner Leidenschaft folgen zu können.</text:p>
      <text:p text:style-name="P14">Danias Herz ist für ihn unerreichbar, sie scheint ihn mehr als Freund zu sehen. Außerdem ist ihr Verhältnis zu Varg, dem anderen Attentäter, völlig ungeklärt – und mit dem hat Joran wegen dessen Glauben an J’zharr eh ein Hühnchen zu rupfen. Das macht ihre Lehrer/Schüler-Beziehung natürlich nicht einfacher.</text:p>
      <text:h text:style-name="P36" text:outline-level="3">Was lernt <text:span text:style-name="T3">er</text:span>, und wie ändert <text:span text:style-name="T3">er </text:span>sich dadurch?</text:h>
      <text:p text:style-name="P21"/>
      <text:h text:style-name="P36" text:outline-level="3">Zusammengefasst:</text:h>
      <text:p text:style-name="P23"/>
      <text:h text:style-name="P28" text:outline-level="1">Varg</text:h>
      <text:p text:style-name="P17">Ein naiver Novize wird manipuliert und benutzt, und gerät dabei in eine Spirale aus Gewalt und Sünde.</text:p>
      <text:h text:style-name="P32" text:outline-level="3">Was ist <text:span text:style-name="T3">seine </text:span>Motivation?</text:h>
      <text:p text:style-name="P17">Seit sein autoritärer Vater von den Flammen verzehrt wurde, weil Varg ihm nicht half, zweifelt Varg an seinem Seelenheil. Darum versucht er verzweifelt, Lagon zu einem besseren Ort zu machen. Sein Beitrag ist die Reinigung Lagons von Sündern – und die findet man hier zum Glück an jeder Straßenecke. Vargs Eifer für Gerechtigkeit überschattet seine Fehler – vielleicht brennt er etwas zu hell, um immer klar richtig von falsch unterscheiden zu können.</text:p>
      <text:h text:style-name="Heading_20_3" text:outline-level="3">Was sind <text:span text:style-name="T3">sein</text:span>e Ziele?</text:h>
      <text:p text:style-name="P17">Um Lagon vom Krebs der Korruption befreien zu können, muss man die Krebszellen herausschneiden. Die, die wirklich für all das Leid in Lagon verantwortlich sind, sitzen in hohen Positionen. Wer die höchsten Ränge Lagons reinigen will, darf nicht immer nach den Regeln spielen. Zum Glück ist Varg genau der Richtige, um J’zharrs Gerechtigkeit umzusetzen.</text:p>
      <text:h text:style-name="P36" text:outline-level="3">Welcher Konflikt hält <text:span text:style-name="T3">ihn </text:span>davon ab, <text:span text:style-name="T3">seine </text:span>Ziele zu erreichen?</text:h>
      <text:p text:style-name="P17">Vargs Mentor Thorn ist der Stratege, der ihm seine nächsten Ziele vorgibt – leider scheint Thorn nur daran interessiert zu sein, <text:span text:style-name="T14">selbst an die Macht zu kommen, statt Lagon tatsächlich zu einem besseren Ort zu machen. Außerdem sind Dania und Joran, seine beiden Komplizen, hoffnungslos gottlos. Wie kann er seinen Idealen unter diesen Umständen treu bleiben? Wie schafft es Varg, nicht selbst korrupt zu werden?</text:span></text:p>
      <text:h text:style-name="P36" text:outline-level="3">Was lernt <text:span text:style-name="T3">er</text:span>, und wie ändert <text:span text:style-name="T3">er </text:span>sich dadurch?</text:h>
      <text:p text:style-name="P18"><text:span text:style-name="T14">Je tiefer sich Varg auf den Pfad der Dunkelheit begibt, desto offensichtlicher werden die Widersprüche zwischen Vargs Idealen und seiner </text:span><text:span text:style-name="T17">Aufgabe</text:span><text:span text:style-name="T14">. Erst Bor, dann heimtückischer Mord, verletzt Varg </text:span><text:span text:style-name="T18">nun </text:span><text:span text:style-name="T14">auch noch seine Keuschheit. Bei all dem lernt er zunehmend, wem er vertrauen kann und wem nicht – und findet aufrichtigen Idealismus ausgerechnet bei Joran, seinem </text:span><text:span text:style-name="T19">ideologischen</text:span><text:span text:style-name="T14"> Gegner.</text:span></text:p>
      <text:h text:style-name="P36" text:outline-level="3">Zusammengefasst:</text:h>
      <text:p text:style-name="P18"><text:span text:style-name="T14">Vargs Eifer für Gerechtigkeit brennt so hell, dass er oft verblendet wird. </text:span><text:span text:style-name="T13">Dass sein Mentor ein machtgieriger, manipulativer Narzisst ist, hat dabei sicher nicht geholfen. Varg hat früh erkannt, dass der Zweck die Mittel heiligt, und ist bereit für ein besseres Lagon über Leichen zu gehen. Doch wird er bei all der Versuchung lernen, den Zweck nicht aus den Augen zu verliere</text:span><text:span text:style-name="T14">n? Und wem kann er vertrauen, ihn auf den richtigen Pfad zu führen?</text:span></text:p>
      <text:h text:style-name="P29" text:outline-level="1">Stepanie</text:h>
      <text:p text:style-name="P19">Eine Mutter mit großem Herz verliert ihren Mann und muss lernen, sich als Frau in Lagon zu behaupten.</text:p>
      <text:h text:style-name="P33" text:outline-level="3">Was ist <text:span text:style-name="T15">ihre </text:span>Motivation?</text:h>
      <text:p text:style-name="P19">Bei Stepanie kommt die Familie an erster Stelle, und ihre Freundinnen direkt danach. Weil sie sich selbst nicht für liebenswert hält, ist sie bemüht, besonders herzlich zu allen zu sein. Als sie plötzlich auf sich alleine gestellt ist, lernt sie wie wichtig Bildung ist, um sich selbst behaupten zu können.</text:p>
      <text:h text:style-name="P37" text:outline-level="3">Was sind <text:span text:style-name="T15">ihre </text:span>Ziele?</text:h>
      <text:p text:style-name="P19">Stepanie will nach dem Tod ihres Mannes vor allem ihre Tochter durchbringen. Dafür braucht sie Arbeit – immerhin muss sie das Geld nun alleine erwirtschaften. Als Frau ist das gar nicht so einfach in Lagon. Weil ihre Tochter es einmal besser als sie haben soll, versucht sie ihr Bildung zu verschaffen, und dabei auch selbst möglichst viel aufzuschnappen.</text:p>
      <text:h text:style-name="P37" text:outline-level="3">Welcher Konflikt hält <text:span text:style-name="T15">sie </text:span>davon ab, <text:span text:style-name="T15">ihre </text:span>Ziele zu erreichen?</text:h>
      <text:p text:style-name="P19">Obwohl ihr Mann bei den ehrbaren Dieben ist, ist Stepanie tief gläubig. Über seine Arbeit konnte sie mit zwei zugedrückten Augen noch hinwegsehen. Doch seit er weg ist, ist es schwieriger – denn in der Rolle, die ihr Glauben für Frauen wie sie vorgesehen hat, wird sie ihre Familie nicht ernähren können. Zunehmend gerät sie mit ihrem Bruder aneinander, einem Inquisitor, der ihre Lage nicht versteht. Alles was sie ihr ganzes Leben lang geglaubt hat, fällt ihr auf die Füße, als sie plötzlich ohne ihren Mann klarkommen muss.</text:p>
      <text:h text:style-name="P37" text:outline-level="3">Was lernt <text:span text:style-name="T16">sie,</text:span> und wie ändert <text:span text:style-name="T15">sie </text:span>sich dadurch?</text:h>
      <text:p text:style-name="P19">Wenn es hart auf hart kommt, folgt Stepanie lieber ihrem Herzen, und dem Rat ihrer Freundinnen, als den trockenen Lehren des Glaubens. Sie lernt, sich auf sich selbst und ihr Netzwerk zu verlassen, statt darauf, dass Männer ihre Probleme für sie lösen. Dafür braucht sie in erster Linie Bildung. Und die muss man sich manchmal gegen den Willen von Männern draufschaffen.</text:p>
      <text:h text:style-name="P37" text:outline-level="3">Zusammengefasst:</text:h>
      <text:p text:style-name="P20">Die Widersprüche in Stepanies drohen sie zu zerbrechen, als ihr Mann im Kampf gegen die Milizen fällt. Sie war ihr Leben lang gläubige Mutter und Hausfrau – doch um nun zu überleben und ihre Tochter zu einer selbstständigen Frau erziehen zu können, muss sie über ihren alten Tellerrand hinaussehen. Sie lernt, sich lieber auf ihre Freundinnen zu verlassen, als von Männern abhängig zu sein.</text:p>
      <text:h text:style-name="P30" text:outline-level="1">Dragan</text:h>
      <text:p text:style-name="P41">Ein Hauptmann wird wegen seiner Homosexualität erpresst – und verliebt sich in einen seiner Erpresser.</text:p>
      <text:h text:style-name="P34" text:outline-level="3">Was ist <text:span text:style-name="T3">seine </text:span>Motivation?</text:h>
      <text:h text:style-name="P38" text:outline-level="3">Was sind <text:span text:style-name="T3">sein</text:span>e Ziele?</text:h>
      <text:h text:style-name="P38" text:outline-level="3">Welcher Konflikt hält <text:span text:style-name="T3">ihn </text:span>davon ab, <text:span text:style-name="T3">seine </text:span>Ziele zu erreichen?</text:h>
      <text:h text:style-name="P38" text:outline-level="3">Was lernt <text:span text:style-name="T3">er</text:span>, und wie ändert <text:span text:style-name="T3">er </text:span>sich dadurch?</text:h>
      <text:h text:style-name="P38" text:outline-level="3">Zusammengefass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1T17:15:48.746221340</meta:creation-date>
    <dc:date>2021-05-02T12:20:26.744413827</dc:date>
    <meta:editing-duration>PT1H54M11S</meta:editing-duration>
    <meta:editing-cycles>27</meta:editing-cycles>
    <meta:generator>LibreOffice/6.4.7.2$Linux_X86_64 LibreOffice_project/40$Build-2</meta:generator>
    <meta:document-statistic meta:table-count="0" meta:image-count="0" meta:object-count="0" meta:page-count="7" meta:paragraph-count="80" meta:word-count="1846" meta:character-count="11577" meta:non-whitespace-character-count="9791"/>
  </office:meta>
</office:document-meta>
</file>